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ype 9: Digital red</text:p>
      <text:p text:style-name="Standard">RGB</text:p>
      <text:p text:style-name="Standard">R252 <text:s/>G49 B91</text:p>
      <text:p text:style-name="Standard">R252 <text:s/>G0 B0</text:p>
      <text:p text:style-name="Standard">R92 <text:s/>G2 B6</text:p>
      <text:p text:style-name="Standard">R73 G73 B73</text:p>
      <text:p text:style-name="Standard">R231 G242 B243</text:p>
      <text:p text:style-name="Standard">R203 G206 B210</text:p>
      <text:p text:style-name="Standard">Black<text:bookmark text:name="_GoBack"/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orisnik</meta:initial-creator>
    <dc:creator>korisnik</dc:creator>
    <meta:editing-cycles>3</meta:editing-cycles>
    <meta:creation-date>2024-08-07T12:44:00</meta:creation-date>
    <dc:date>2024-08-07T12:48:00</dc:date>
    <meta:editing-duration>PT1M</meta:editing-duration>
    <meta:generator>LibreOffice/7.3.7.2$Linux_X86_64 LibreOffice_project/e114eadc50a9ff8d8c8a0567d6da8f454beeb84f</meta:generator>
    <meta:document-statistic meta:table-count="0" meta:image-count="0" meta:object-count="0" meta:page-count="1" meta:paragraph-count="9" meta:word-count="24" meta:character-count="100" meta:non-whitespace-character-count="82"/>
    <meta:user-defined meta:name="AppVersion">15.0000</meta:user-defined>
    <meta:template xlink:type="simple" xlink:actuate="onRequest" xlink:title="Normal.dotm" xlink:href=""/>
  </office:meta>
</office:document-meta>
</file>